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13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88cm solid #000000" fo:border-top="0.088cm solid #000000"/>
    </style:style>
    <style:style style:name="ce16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order-left="none" fo:border-right="0.088cm solid #000000" fo:border-top="none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1ª Iteración</text:p>
          </table:table-cell>
          <table:covered-table-cell table:style-name="ce6"/>
          <table:covered-table-cell table:style-name="ce6"/>
          <table:covered-table-cell table:style-name="ce15"/>
          <table:table-cell table:style-name="ce11" table:number-columns-spanned="3" table:number-rows-spanned="1"/>
          <table:covered-table-cell table:style-name="ce11"/>
          <table:covered-table-cell table:style-name="ce11"/>
          <table:table-cell/>
          <table:table-cell table:style-name="ce11" table:number-columns-spanned="3" table:number-rows-spanned="1"/>
          <table:covered-table-cell table:style-name="ce11"/>
          <table:covered-table-cell table:style-name="ce11"/>
        </table:table-row>
        <table:table-row table:style-name="ro1">
          <table:table-cell table:style-name="ce2"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style-name="ce11"/>
          <table:table-cell table:style-name="ce7" office:value-type="string">
            <text:p>Horas Totales</text:p>
          </table:table-cell>
          <table:table-cell table:style-name="ce21" office:value-type="string">
            <text:p>Horas Estimadas</text:p>
          </table:table-cell>
          <table:table-cell office:value-type="string">
            <text:p>Retrasos</text:p>
          </table:table-cell>
          <table:table-cell table:style-name="ce11" table:number-columns-repeated="3"/>
        </table:table-row>
        <table:table-row table:style-name="ro1">
          <table:table-cell table:style-name="ce2" office:value-type="string">
            <text:p>Planificación</text:p>
          </table:table-cell>
          <table:table-cell table:style-name="ce8" office:value-type="float" office:value="23">
            <text:p>23</text:p>
          </table:table-cell>
          <table:table-cell table:style-name="ce13" office:value-type="float" office:value="41.4">
            <text:p>41,4</text:p>
          </table:table-cell>
          <table:table-cell table:style-name="ce17" table:formula="of:=([.C3]-[.B3])" office:value-type="float" office:value="18.4">
            <text:p>18,4</text:p>
          </table:table-cell>
          <table:table-cell table:style-name="ce6" office:value-type="string">
            <text:p>1ª Iteración</text:p>
          </table:table-cell>
          <table:table-cell table:style-name="ce4" table:formula="of:=[.C8]" office:value-type="float" office:value="172.4">
            <text:p>172,4</text:p>
          </table:table-cell>
          <table:table-cell table:style-name="ce20" table:formula="of:=[.B8]" office:value-type="float" office:value="92">
            <text:p>92</text:p>
          </table:table-cell>
          <table:table-cell table:formula="of:=[.F3]-[.G3]" office:value-type="float" office:value="80.4">
            <text:p>80,4</text:p>
          </table:table-cell>
          <table:table-cell table:style-name="ce11" table:number-columns-repeated="3"/>
        </table:table-row>
        <table:table-row table:style-name="ro1">
          <table:table-cell table:style-name="ce2" office:value-type="string">
            <text:p>Modelado de Requisito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9">
            <text:p>29</text:p>
          </table:table-cell>
          <table:table-cell table:style-name="ce17" table:formula="of:=([.C4]-[.B4])" office:value-type="float" office:value="13">
            <text:p>13</text:p>
          </table:table-cell>
          <table:table-cell table:style-name="ce11" office:value-type="string">
            <text:p>2ª Iteración</text:p>
          </table:table-cell>
          <table:table-cell table:style-name="ce4" table:formula="of:=[.C19]" office:value-type="float" office:value="260.5">
            <text:p>260,5</text:p>
          </table:table-cell>
          <table:table-cell table:style-name="ce20" table:formula="of:=[.B19]" office:value-type="float" office:value="176">
            <text:p>176</text:p>
          </table:table-cell>
          <table:table-cell table:formula="of:=[.F4]-[.G4]" office:value-type="float" office:value="84.5">
            <text:p>84,5</text:p>
          </table:table-cell>
          <table:table-cell table:style-name="ce11" table:number-columns-repeated="3"/>
        </table:table-row>
        <table:table-row table:style-name="ro1">
          <table:table-cell table:style-name="ce2" office:value-type="string">
            <text:p>Análisis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17" table:formula="of:=([.C5]-[.B5])" office:value-type="float" office:value="10">
            <text:p>10</text:p>
          </table:table-cell>
          <table:table-cell table:style-name="ce9" office:value-type="string">
            <text:p>3ª Iteración</text:p>
          </table:table-cell>
          <table:table-cell table:style-name="ce10" table:formula="of:=[.C28]" office:value-type="float" office:value="125.55">
            <text:p>125,55</text:p>
          </table:table-cell>
          <table:table-cell table:style-name="ce19" table:formula="of:=[.B28]" office:value-type="float" office:value="154">
            <text:p>154</text:p>
          </table:table-cell>
          <table:table-cell table:formula="of:=[.F5]-[.G5]" office:value-type="float" office:value="-28.45">
            <text:p>-28,45</text:p>
          </table:table-cell>
          <table:table-cell table:style-name="ce11" table:number-columns-repeated="3"/>
        </table:table-row>
        <table:table-row table:style-name="ro1">
          <table:table-cell table:style-name="ce2" office:value-type="string">
            <text:p>Diseño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7">
            <text:p>37</text:p>
          </table:table-cell>
          <table:table-cell table:style-name="ce17" table:formula="of:=([.C6]-[.B6])" office:value-type="float" office:value="15">
            <text:p>15</text:p>
          </table:table-cell>
          <table:table-cell table:style-name="ce11"/>
          <table:table-cell table:style-name="ce10" table:formula="of:=SUM([.F3:.F5])" office:value-type="float" office:value="558.45">
            <text:p>558,45</text:p>
          </table:table-cell>
          <table:table-cell table:style-name="ce19" table:formula="of:=SUM([.G3:.G5])" office:value-type="float" office:value="422">
            <text:p>422</text:p>
          </table:table-cell>
          <table:table-cell/>
          <table:table-cell table:style-name="ce11" table:number-columns-repeated="3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1">
            <text:p>41</text:p>
          </table:table-cell>
          <table:table-cell table:style-name="ce18" table:formula="of:=([.C7]-[.B7])" office:value-type="float" office:value="24">
            <text:p>24</text:p>
          </table:table-cell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 office:value-type="string">
            <text:p>Totales</text:p>
          </table:table-cell>
          <table:table-cell table:style-name="ce10" table:formula="of:=SUM([.B3:.B7])" office:value-type="float" office:value="92">
            <text:p>92</text:p>
          </table:table-cell>
          <table:table-cell table:style-name="ce9" table:formula="of:=SUM([.C3:.C7])" office:value-type="float" office:value="172.4">
            <text:p>172,4</text:p>
          </table:table-cell>
          <table:table-cell table:style-name="ce19" table:formula="of:=SUM([.D3:.D7])" office:value-type="float" office:value="80.4">
            <text:p>80,4</text:p>
          </table:table-cell>
          <table:table-cell>
            <draw:frame table:end-cell-address="Hoja1.I30" table:end-x="2.077cm" table:end-y="0.075cm" draw:z-index="0" draw:style-name="gr1" svg:width="12.907cm" svg:height="9.814cm" svg:x="2.209cm" svg:y="0.197cm">
              <draw:object draw:notify-on-update-of-ranges="Hoja1.E3:Hoja1.E5 Hoja1.F2:Hoja1.F2 Hoja1.F3:Hoja1.F5 Hoja1.G2:Hoja1.G2 Hoja1.G3:Hoja1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table:number-columns-spanned="4" table:number-rows-spanned="1">
            <text:p>2ª Iteració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1">
          <table:table-cell table:style-name="ce4"/>
          <table:table-cell table:style-name="ce10" office:value-type="string">
            <text:p>Horas estimadas</text:p>
          </table:table-cell>
          <table:table-cell table:style-name="ce9" office:value-type="string">
            <text:p>Horas reales</text:p>
          </table:table-cell>
          <table:table-cell table:style-name="ce18" office:value-type="string">
            <text:p>Retraso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lanificación</text:p>
          </table:table-cell>
          <table:table-cell table:style-name="ce11" office:value-type="float" office:value="35">
            <text:p>35</text:p>
          </table:table-cell>
          <table:table-cell table:style-name="ce14" office:value-type="float" office:value="31">
            <text:p>31</text:p>
          </table:table-cell>
          <table:table-cell table:style-name="ce20" table:formula="of:=([.C13]-[.B13])" office:value-type="float" office:value="-4">
            <text:p>-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odelado de Requisitos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6.7">
            <text:p>36,7</text:p>
          </table:table-cell>
          <table:table-cell table:style-name="ce20" table:formula="of:=([.C14]-[.B14])" office:value-type="float" office:value="8.7">
            <text:p>8,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nálisi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33.5">
            <text:p>33,5</text:p>
          </table:table-cell>
          <table:table-cell table:style-name="ce20" table:formula="of:=([.C15]-[.B15])"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Diseño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57.3">
            <text:p>57,3</text:p>
          </table:table-cell>
          <table:table-cell table:style-name="ce20" table:formula="of:=([.C16]-[.B16])" office:value-type="float" office:value="23.3">
            <text:p>23,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Implementación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6">
            <text:p>46</text:p>
          </table:table-cell>
          <table:table-cell table:style-name="ce20" table:formula="of:=([.C17]-[.B17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evisión 1ª Iteración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56">
            <text:p>56</text:p>
          </table:table-cell>
          <table:table-cell table:style-name="ce19" table:formula="of:=([.C18]-[.B18])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Totales</text:p>
          </table:table-cell>
          <table:table-cell table:style-name="ce10" table:formula="of:=SUM([.B13:.B18])" office:value-type="float" office:value="176">
            <text:p>176</text:p>
          </table:table-cell>
          <table:table-cell table:style-name="ce10" table:formula="of:=SUM([.C13:.C18])" office:value-type="float" office:value="260.5">
            <text:p>260,5</text:p>
          </table:table-cell>
          <table:table-cell table:style-name="ce3" table:formula="of:=SUM([.D13:.D18])" office:value-type="float" office:value="84.5">
            <text:p>84,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4" table:number-rows-spanned="1">
            <text:p>3ª Iteració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1">
          <table:table-cell table:style-name="ce5"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lanificación</text:p>
          </table:table-cell>
          <table:table-cell table:style-name="ce11" office:value-type="float" office:value="43">
            <text:p>43</text:p>
          </table:table-cell>
          <table:table-cell table:style-name="ce14" office:value-type="float" office:value="26">
            <text:p>26</text:p>
          </table:table-cell>
          <table:table-cell table:style-name="ce17" table:formula="of:=([.C23]-[.B23])" office:value-type="float" office:value="-17">
            <text:p>-1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odelado de Requisitos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05">
            <text:p>7,05</text:p>
          </table:table-cell>
          <table:table-cell table:style-name="ce17" table:formula="of:=([.C24]-[.B24])" office:value-type="float" office:value="-0.95">
            <text:p>-0,9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nálisis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.5">
            <text:p>13,5</text:p>
          </table:table-cell>
          <table:table-cell table:style-name="ce17" table:formula="of:=([.C25]-[.B25])" office:value-type="float" office:value="-3.5">
            <text:p>-3,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Diseño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16">
            <text:p>16</text:p>
          </table:table-cell>
          <table:table-cell table:style-name="ce17" table:formula="of:=([.C26]-[.B26])" office:value-type="float" office:value="-12">
            <text:p>-12</text:p>
          </table:table-cell>
          <table:table-cell table:number-columns-repeated="7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63">
            <text:p>63</text:p>
          </table:table-cell>
          <table:table-cell table:style-name="ce18" table:formula="of:=([.C27]-[.B27])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Totales</text:p>
          </table:table-cell>
          <table:table-cell table:style-name="ce10" table:formula="of:=SUM([.B23:.B27])" office:value-type="float" office:value="154">
            <text:p>154</text:p>
          </table:table-cell>
          <table:table-cell table:style-name="ce10" table:formula="of:=SUM([.C23:.C27])" office:value-type="float" office:value="125.55">
            <text:p>125,55</text:p>
          </table:table-cell>
          <table:table-cell table:style-name="ce3" table:formula="of:=SUM([.D23:.D27])" office:value-type="float" office:value="-28.45">
            <text:p>-28,4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Hoja1.C51" table:end-x="1.399cm" table:end-y="0.055cm" draw:z-index="1" draw:style-name="gr1" svg:width="7.999cm" svg:height="9.405cm" svg:x="0.641cm" svg:y="0.134cm">
              <draw:object draw:notify-on-update-of-ranges="Hoja1.F2:Hoja1.F2 Hoja1.F6:Hoja1.F6 Hoja1.G2:Hoja1.G2 Hoja1.G6:Hoja1.G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Hoja1.I48" table:end-x="2.097cm" table:end-y="0.4cm" draw:z-index="2" draw:style-name="gr1" svg:width="10.758cm" svg:height="7.811cm" svg:x="0.094cm" svg:y="0.267cm">
              <draw:object draw:notify-on-update-of-ranges="Hoja1.A3:Hoja1.A7 Hoja1.B3:Hoja1.B7 Hoja1.C3:Hoja1.C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Hoja1.I68" table:end-x="2.153cm" table:end-y="0.209cm" draw:z-index="4" draw:style-name="gr1" svg:width="10.814cm" svg:height="8.315cm" svg:x="0.094cm" svg:y="0.023cm">
              <draw:object draw:notify-on-update-of-ranges="Hoja1.A23:Hoja1.A27 Hoja1.B23:Hoja1.B27 Hoja1.C23:Hoja1.C2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4"/>
          <table:table-cell>
            <draw:frame table:end-cell-address="Hoja1.I87" table:end-x="2.126cm" table:end-y="0.157cm" draw:z-index="3" draw:style-name="gr1" svg:width="10.899cm" svg:height="7.812cm" svg:x="4.266cm" svg:y="0.022cm">
              <draw:object draw:notify-on-update-of-ranges="Hoja1.A13:Hoja1.A18 Hoja1.B13:Hoja1.B18 Hoja1.C13:Hoja1.C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00:1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spar Muñoz Soria</meta:initial-creator>
    <meta:creation-date>2010-06-08T11:28:19.68</meta:creation-date>
    <dc:date>2010-06-09T00:12:40.78</dc:date>
    <dc:creator>Gaspar Muñoz Soria</dc:creator>
    <meta:editing-duration>PT05H42M14S</meta:editing-duration>
    <meta:editing-cycles>26</meta:editing-cycles>
    <meta:generator>OpenOffice.org/3.2$Win32 OpenOffice.org_project/320m12$Build-9483</meta:generator>
    <meta:document-statistic meta:table-count="3" meta:cell-count="1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08cm" svg:height="9.815cm" xlink:href=".." chart:class="chart:bar" chart:style-name="ch1">
        <chart:legend chart:legend-position="end" svg:x="4.244cm" svg:y="8.282cm" chart:style-name="ch2"/>
        <chart:plot-area chart:style-name="ch3" table:cell-range-address="Hoja1.E2:Hoja1.G5" chart:data-source-has-labels="both" svg:x="0.253cm" svg:y="0.19cm" svg:width="12.373cm" svg:height="7.951cm">
          <chart:axis chart:dimension="x" chart:name="primary-x" chart:style-name="ch4">
            <chart:categories table:cell-range-address="Hoja1.E3:Hoja1.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5" chart:label-cell-address="Hoja1.F2:Hoja1.F2" chart:class="chart:bar">
            <chart:data-point chart:repeated="3"/>
          </chart:series>
          <chart:series chart:style-name="ch8" chart:values-cell-range-address="Hoja1.G3:Hoja1.G5" chart:label-cell-address="Hoja1.G2:Hoja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2:Hoja1.F2">Horas Totales</text:p>
              </table:table-cell>
              <table:table-cell office:value-type="string">
                <text:p text:id="Hoja1.G2:Hoja1.G2">Horas Estimadas</text:p>
              </table:table-cell>
            </table:table-row>
          </table:table-header-rows>
          <table:table-rows>
            <table:table-row>
              <table:table-cell office:value-type="string">
                <text:p text:id="Hoja1.E3:Hoja1.E5">1ª Iteración</text:p>
              </table:table-cell>
              <table:table-cell office:value-type="float" office:value="172.4">
                <text:p text:id="Hoja1.F3:Hoja1.F5">172.4</text:p>
              </table:table-cell>
              <table:table-cell office:value-type="float" office:value="92">
                <text:p text:id="Hoja1.G3:Hoja1.G5"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9.406cm" xlink:href=".." chart:class="chart:bar" chart:style-name="ch1">
        <chart:legend chart:legend-position="end" svg:x="2.584cm" svg:y="7.313cm" chart:style-name="ch2"/>
        <chart:plot-area chart:style-name="ch3" table:cell-range-address="Hoja1.F2:Hoja1.G2 Hoja1.F6:Hoja1.G6" chart:data-source-has-labels="row" svg:x="0.159cm" svg:y="0.187cm" svg:width="7.561cm" svg:height="6.8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6:Hoja1.F6" chart:label-cell-address="Hoja1.F2:Hoja1.F2" chart:class="chart:bar">
            <chart:data-point/>
          </chart:series>
          <chart:series chart:style-name="ch8" chart:values-cell-range-address="Hoja1.G6:Hoja1.G6" chart:label-cell-address="Hoja1.G2:Hoja1.G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2:Hoja1.F2">Horas Totales</text:p>
              </table:table-cell>
              <table:table-cell office:value-type="string">
                <text:p text:id="Hoja1.G2:Hoja1.G2">Horas Estimad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58.45">
                <text:p text:id="Hoja1.F6:Hoja1.F6">558.45</text:p>
              </table:table-cell>
              <table:table-cell office:value-type="float" office:value="422">
                <text:p text:id="Hoja1.G6:Hoja1.G6">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5"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59cm" svg:height="7.812cm" xlink:href=".." chart:class="chart:circle" chart:style-name="ch1">
        <chart:title svg:x="4.281cm" svg:y="0.157cm" chart:style-name="ch2">
          <text:p>1ª Iteración</text:p>
        </chart:title>
        <chart:legend chart:legend-position="end" svg:x="7.997cm" svg:y="2.429cm" chart:style-name="ch3"/>
        <chart:plot-area chart:style-name="ch4" table:cell-range-address="Hoja1.A3:Hoja1.C7" chart:data-source-has-labels="column" svg:x="0.214cm" svg:y="0.874cm" svg:width="7.781cm" svg:height="6.626cm">
          <chart:axis chart:dimension="x" chart:name="primary-x" chart:style-name="ch5">
            <chart:categories table:cell-range-address="Hoja1.A3:Hoja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3:Hoja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Hoja1.C3:Hoja1.C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Hoja1.A3:Hoja1.A7">Planificación</text:p>
              </table:table-cell>
              <table:table-cell office:value-type="float" office:value="23">
                <text:p text:id="Hoja1.B3:Hoja1.B7">23</text:p>
              </table:table-cell>
              <table:table-cell office:value-type="float" office:value="41.4">
                <text:p text:id="Hoja1.C3:Hoja1.C7"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9cm" svg:height="7.813cm" xlink:href=".." chart:class="chart:circle" chart:style-name="ch1">
        <chart:title svg:x="4.352cm" svg:y="0.157cm" chart:style-name="ch2">
          <text:p>2ª Iteración</text:p>
        </chart:title>
        <chart:legend chart:legend-position="end" svg:x="8.317cm" svg:y="2.16cm" chart:style-name="ch3"/>
        <chart:plot-area chart:style-name="ch4" table:cell-range-address="Hoja1.A13:Hoja1.C18" chart:data-source-has-labels="column" svg:x="0.218cm" svg:y="0.816cm" svg:width="7.666cm" svg:height="6.685cm">
          <chart:axis chart:dimension="x" chart:name="primary-x" chart:style-name="ch5">
            <chart:categories table:cell-range-address="Hoja1.A13:Hoja1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13:Hoja1.B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Hoja1.C13:Hoja1.C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Hoja1.A13:Hoja1.A18">Planificación</text:p>
              </table:table-cell>
              <table:table-cell office:value-type="float" office:value="35">
                <text:p text:id="Hoja1.B13:Hoja1.B18">35</text:p>
              </table:table-cell>
              <table:table-cell office:value-type="float" office:value="31">
                <text:p text:id="Hoja1.C13:Hoja1.C18"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815cm" svg:height="8.316cm" xlink:href=".." chart:class="chart:circle" chart:style-name="ch1">
        <chart:title svg:x="4.309cm" svg:y="0.167cm" chart:style-name="ch2">
          <text:p>3ª Iteración</text:p>
        </chart:title>
        <chart:legend chart:legend-position="end" svg:x="8.018cm" svg:y="2.811cm" chart:style-name="ch3"/>
        <chart:plot-area chart:style-name="ch4" table:cell-range-address="Hoja1.A23:Hoja1.C27" chart:data-source-has-labels="column" svg:x="0.216cm" svg:y="0.836cm" svg:width="7.587cm" svg:height="7.148cm">
          <chart:axis chart:dimension="x" chart:name="primary-x" chart:style-name="ch5">
            <chart:categories table:cell-range-address="Hoja1.A23:Hoja1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3:Hoja1.B2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Hoja1.C23:Hoja1.C2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Hoja1.A23:Hoja1.A27">Planificación</text:p>
              </table:table-cell>
              <table:table-cell office:value-type="float" office:value="43">
                <text:p text:id="Hoja1.B23:Hoja1.B27">43</text:p>
              </table:table-cell>
              <table:table-cell office:value-type="float" office:value="26">
                <text:p text:id="Hoja1.C23:Hoja1.C27"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